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7.941cm"/>
    </style:style>
    <style:style style:name="co6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64 Saver 2.3 B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cs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descr</text:p>
          </table:table-cell>
          <table:table-cell office:value-type="string">
            <text:p>elfa#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R3,R5</text:p>
          </table:table-cell>
          <table:table-cell office:value-type="string">
            <text:p>3k3</text:p>
          </table:table-cell>
          <table:table-cell office:value-type="string">
            <text:p>Resistor Axial DIN0204 L3.6mm x D1.6mm</text:p>
          </table:table-cell>
          <table:table-cell office:value-type="string">
            <text:p>160-05-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R6</text:p>
          </table:table-cell>
          <table:table-cell office:value-type="string">
            <text:p>3k9</text:p>
          </table:table-cell>
          <table:table-cell office:value-type="string">
            <text:p>Resistor Axial DIN0204 L3.6mm x D1.6mm</text:p>
          </table:table-cell>
          <table:table-cell office:value-type="string">
            <text:p>160-05-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330k</text:p>
          </table:table-cell>
          <table:table-cell office:value-type="string">
            <text:p>Resistor Axial DIN0204 L3.6mm x D1.6mm</text:p>
          </table:table-cell>
          <table:table-cell office:value-type="string">
            <text:p>160-95-6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/16V</text:p>
          </table:table-cell>
          <table:table-cell office:value-type="string">
            <text:p>Cap THT CP_Radial_D6.3mm_P2.50mm</text:p>
          </table:table-cell>
          <table:table-cell office:value-type="string">
            <text:p>167-19-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0.1uF/50V</text:p>
          </table:table-cell>
          <table:table-cell office:value-type="string">
            <text:p>Cap THT C_Disc_D3.8mm_W2.6mm_P2.50mm</text:p>
          </table:table-cell>
          <table:table-cell office:value-type="string">
            <text:p>165-72-6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TL431</text:p>
          </table:table-cell>
          <table:table-cell office:value-type="string">
            <text:p>Regulator with voltage reference TO-92 package</text:p>
          </table:table-cell>
          <table:table-cell office:value-type="string">
            <text:p>173-13-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,D3</text:p>
          </table:table-cell>
          <table:table-cell office:value-type="string">
            <text:p>6V8</text:p>
          </table:table-cell>
          <table:table-cell office:value-type="string">
            <text:p>Zener diode DO-35 SOD27 P7.62mm Horizontal</text:p>
          </table:table-cell>
          <table:table-cell office:value-type="string">
            <text:p>300-30-8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2n7000</text:p>
          </table:table-cell>
          <table:table-cell office:value-type="string">
            <text:p>Small signal transistor TO-92 N 60V</text:p>
          </table:table-cell>
          <table:table-cell office:value-type="string">
            <text:p>171-03-0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IRFR5305P</text:p>
          </table:table-cell>
          <table:table-cell office:value-type="string">
            <text:p>MOSFET P SMD DPAK</text:p>
          </table:table-cell>
          <table:table-cell office:value-type="string">
            <text:p>171-17-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,J4</text:p>
          </table:table-cell>
          <table:table-cell office:value-type="string">
            <text:p>Conn 1x8</text:p>
          </table:table-cell>
          <table:table-cell office:value-type="string">
            <text:p>Multicontact Female Straight 1x8 way P2.54mm</text:p>
          </table:table-cell>
          <table:table-cell office:value-type="string">
            <text:p>300-93-6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Conn 1x4</text:p>
          </table:table-cell>
          <table:table-cell office:value-type="string">
            <text:p>Multicontact Female Straight 1x4 way P2.54mm</text:p>
          </table:table-cell>
          <table:table-cell office:value-type="string">
            <text:p>300-93-664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3.09.2018</text:date>, <text:time>02:29:4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8-09-16T12:21:17.96</meta:creation-date>
    <dc:date>2018-09-23T02:29:44.54</dc:date>
    <dc:creator>a b</dc:creator>
    <meta:editing-duration>PT12H18M59S</meta:editing-duration>
    <meta:editing-cycles>5</meta:editing-cycles>
    <meta:generator>OpenOffice/4.1.3$Win32 OpenOffice.org_project/413m1$Build-9783</meta:generator>
    <meta:document-statistic meta:table-count="3" meta:cell-count="61" meta:object-count="0"/>
  </office:meta>
</office:document-meta>
</file>